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CC9BFD5A1C85D57E.png" manifest:media-type="image/png"/>
  <manifest:file-entry manifest:full-path="Pictures/1000020100000422000000A26483D2B2FCF529EA.png" manifest:media-type="image/png"/>
  <manifest:file-entry manifest:full-path="Pictures/1000020100000422000000B23D84CA4887769A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Real time Voice Cloning</text:p>
          </draw:text-box>
        </draw:frame>
        <draw:frame presentation:style-name="pr2" draw:text-style-name="P1" draw:layer="layout" svg:width="25.199cm" svg:height="3.2cm" svg:x="1.4cm" svg:y="12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nts of Poster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ilar works in the past(1/4th of poster)</text:p>
              </text:list-item>
              <text:list-item>
                <text:p>How it works?(1/4 th of poster)</text:p>
              </text:list-item>
              <text:list-item>
                <text:p>Components of architecture(1/4th of poster)</text:p>
              </text:list-item>
              <text:list-item>
                <text:p>Application and future use cases(1/4th of poster)</text:p>
              </text:list-item>
              <text:list-item>
                <text:p>Live 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6483D2B2FCF529EA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3D84CA4887769A86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CC9BFD5A1C85D57E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23:41:10.437558757</meta:creation-date>
    <meta:editing-duration>PT2M43S</meta:editing-duration>
    <meta:editing-cycles>3</meta:editing-cycles>
    <meta:generator>LibreOffice/6.1.5.2$Linux_X86_64 LibreOffice_project/10$Build-2</meta:generator>
    <dc:title>Beehive</dc:title>
    <dc:date>2019-09-13T22:38:54.677284649</dc:date>
    <meta:document-statistic meta:object-count="43"/>
  </office:meta>
</office:document-meta>
</file>